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The Complete HOS Story - Explained Simply | HaGOLEM&lt;/title&gt;</text:p>
      <text:p text:style-name="P1"><text:s text:c="4"/>&lt;style&gt;</text:p>
      <text:p text:style-name="P1"><text:s text:c="8"/>* {</text:p>
      <text:p text:style-name="P1"><text:s text:c="12"/>margin: 0;</text:p>
      <text:p text:style-name="P1"><text:s text:c="12"/>padding: 0;</text:p>
      <text:p text:style-name="P1"><text:s text:c="12"/>box-sizing: border-box;</text:p>
      <text:p text:style-name="P1"><text:s text:c="8"/>}</text:p>
      <text:p text:style-name="P1"><text:s text:c="8"/></text:p>
      <text:p text:style-name="P1"><text:s text:c="8"/>body {</text:p>
      <text:p text:style-name="P1"><text:s text:c="12"/>font-family: -apple-system, BlinkMacSystemFont, 'Segoe UI', 'Roboto', 'Oxygen', 'Ubuntu', sans-serif;</text:p>
      <text:p text:style-name="P1"><text:s text:c="12"/>line-height: 1.8;</text:p>
      <text:p text:style-name="P1"><text:s text:c="12"/>color: #2c3e50;</text:p>
      <text:p text:style-name="P1"><text:s text:c="12"/>background: linear-gradient(135deg, #f093fb 0%, #f5576c 100%);</text:p>
      <text:p text:style-name="P1"><text:s text:c="12"/>padding: 20px;</text:p>
      <text:p text:style-name="P1"><text:s text:c="8"/>}</text:p>
      <text:p text:style-name="P1"><text:s text:c="8"/></text:p>
      <text:p text:style-name="P1"><text:s text:c="8"/>.container {</text:p>
      <text:p text:style-name="P1"><text:s text:c="12"/>max-width: 900px;</text:p>
      <text:p text:style-name="P1"><text:s text:c="12"/>margin: 0 auto;</text:p>
      <text:p text:style-name="P1"><text:s text:c="12"/>background: white;</text:p>
      <text:p text:style-name="P1"><text:s text:c="12"/>border-radius: 20px;</text:p>
      <text:p text:style-name="P1"><text:s text:c="12"/>box-shadow: 0 20px 60px rgba(0,0,0,0.3);</text:p>
      <text:p text:style-name="P1"><text:s text:c="12"/>overflow: hidden;</text:p>
      <text:p text:style-name="P1"><text:s text:c="8"/>}</text:p>
      <text:p text:style-name="P1"><text:s text:c="8"/></text:p>
      <text:p text:style-name="P1"><text:s text:c="8"/>.header {</text:p>
      <text:p text:style-name="P1"><text:s text:c="12"/>background: linear-gradient(135deg, #667eea 0%, #764ba2 100%);</text:p>
      <text:p text:style-name="P1"><text:s text:c="12"/>color: white;</text:p>
      <text:p text:style-name="P1"><text:s text:c="12"/>padding: 60px 40px;</text:p>
      <text:p text:style-name="P1"><text:s text:c="12"/>text-align: center;</text:p>
      <text:p text:style-name="P1"><text:s text:c="12"/>position: relative;</text:p>
      <text:p text:style-name="P1"><text:s text:c="12"/>overflow: hidden;</text:p>
      <text:p text:style-name="P1"><text:s text:c="8"/>}</text:p>
      <text:p text:style-name="P1"><text:s text:c="8"/></text:p>
      <text:p text:style-name="P1"><text:s text:c="8"/>.header:before {</text:p>
      <text:p text:style-name="P1"><text:s text:c="12"/>content: "";</text:p>
      <text:p text:style-name="P1"><text:s text:c="12"/>position: absolute;</text:p>
      <text:p text:style-name="P1"><text:s text:c="12"/>top: -50%;</text:p>
      <text:p text:style-name="P1"><text:s text:c="12"/>right: -50%;</text:p>
      <text:p text:style-name="P1"><text:s text:c="12"/>width: 200%;</text:p>
      <text:p text:style-name="P1"><text:s text:c="12"/>height: 200%;</text:p>
      <text:p text:style-name="P1"><text:s text:c="12"/>background: radial-gradient(circle, rgba(255,255,255,0.1) 0%, transparent 70%);</text:p>
      <text:p text:style-name="P1"><text:s text:c="12"/>animation: rotate 20s linear infinite;</text:p>
      <text:p text:style-name="P1"><text:s text:c="8"/>}</text:p>
      <text:p text:style-name="P1"><text:s text:c="8"/></text:p>
      <text:p text:style-name="P1"><text:s text:c="8"/>@keyframes rotate {</text:p>
      <text:p text:style-name="P1"><text:s text:c="12"/>from { transform: rotate(0deg); }</text:p>
      <text:p text:style-name="P1"><text:s text:c="12"/>to { transform: rotate(360deg); }</text:p>
      <text:p text:style-name="P1"><text:s text:c="8"/>}</text:p>
      <text:p text:style-name="P1"><text:s text:c="8"/></text:p>
      <text:p text:style-name="P1"><text:s text:c="8"/>.header h1 {</text:p>
      <text:p text:style-name="P1"><text:s text:c="12"/>font-size: 2.8em;</text:p>
      <text:p text:style-name="P1"><text:s text:c="12"/>margin-bottom: 15px;</text:p>
      <text:p text:style-name="P1"><text:s text:c="12"/>font-weight: 800;</text:p>
      <text:p text:style-name="P1"><text:s text:c="12"/>letter-spacing: -1px;</text:p>
      <text:p text:style-name="P1"><text:s text:c="12"/>position: relative;</text:p>
      <text:p text:style-name="P1"><text:s text:c="12"/>z-index: 1;</text:p>
      <text:p text:style-name="P1"><text:s text:c="8"/>}</text:p>
      <text:p text:style-name="P1"><text:s text:c="8"/></text:p>
      <text:p text:style-name="P1"><text:s text:c="8"/>.header .subtitle {</text:p>
      <text:p text:style-name="P1"><text:s text:c="12"/>font-size: 1.4em;</text:p>
      <text:p text:style-name="P1"><text:s text:c="12"/>opacity: 0.95;</text:p>
      <text:p text:style-name="P1"><text:s text:c="12"/>font-weight: 300;</text:p>
      <text:p text:style-name="P1"><text:s text:c="12"/>position: relative;</text:p>
      <text:p text:style-name="P1"><text:s text:c="12"/>z-index: 1;</text:p>
      <text:p text:style-name="P1"><text:s text:c="8"/>}</text:p>
      <text:p text:style-name="P1"><text:s text:c="8"/></text:p>
      <text:p text:style-name="P1"><text:s text:c="8"/>.header .version {</text:p>
      <text:p text:style-name="P1"><text:s text:c="12"/>font-size: 0.9em;</text:p>
      <text:p text:style-name="P1"><text:s text:c="12"/>opacity: 0.8;</text:p>
      <text:p text:style-name="P1"><text:s text:c="12"/>margin-top: 15px;</text:p>
      <text:p text:style-name="P1"><text:s text:c="12"/>position: relative;</text:p>
      <text:p text:style-name="P1"><text:s text:c="12"/>z-index: 1;</text:p>
      <text:p text:style-name="P1"><text:s text:c="8"/>}</text:p>
      <text:p text:style-name="P1"><text:s text:c="8"/></text:p>
      <text:p text:style-name="P1"><text:s text:c="8"/>.content {</text:p>
      <text:p text:style-name="P1"><text:s text:c="12"/>padding: 50px 40px;</text:p>
      <text:p text:style-name="P1"><text:s text:c="8"/>}</text:p>
      <text:p text:style-name="P1"><text:s text:c="8"/></text:p>
      <text:p text:style-name="P1"><text:s text:c="8"/>.big-idea {</text:p>
      <text:p text:style-name="P1"><text:s text:c="12"/>background: linear-gradient(135deg, #ffeaa7 0%, #fdcb6e 100%);</text:p>
      <text:p text:style-name="P1"><text:s text:c="12"/>padding: 40px;</text:p>
      <text:p text:style-name="P1"><text:s text:c="12"/>border-radius: 15px;</text:p>
      <text:p text:style-name="P1"><text:s text:c="12"/>text-align: center;</text:p>
      <text:p text:style-name="P1"><text:s text:c="12"/>margin-bottom: 50px;</text:p>
      <text:p text:style-name="P1"><text:s text:c="12"/>box-shadow: 0 10px 30px rgba(253, 203, 110, 0.3);</text:p>
      <text:p text:style-name="P1"><text:s text:c="8"/>}</text:p>
      <text:p text:style-name="P1"><text:s text:c="8"/></text:p>
      <text:p text:style-name="P1"><text:s text:c="8"/>.big-idea h2 {</text:p>
      <text:p text:style-name="P1"><text:s text:c="12"/>font-size: 2em;</text:p>
      <text:p text:style-name="P1"><text:s text:c="12"/>color: #2c3e50;</text:p>
      <text:p text:style-name="P1"><text:s text:c="12"/>margin-bottom: 20px;</text:p>
      <text:p text:style-name="P1"><text:s text:c="8"/>}</text:p>
      <text:p text:style-name="P1"><text:soft-page-break/><text:s text:c="8"/></text:p>
      <text:p text:style-name="P1"><text:s text:c="8"/>.big-idea p {</text:p>
      <text:p text:style-name="P1"><text:s text:c="12"/>font-size: 1.3em;</text:p>
      <text:p text:style-name="P1"><text:s text:c="12"/>line-height: 1.6;</text:p>
      <text:p text:style-name="P1"><text:s text:c="12"/>color: #555;</text:p>
      <text:p text:style-name="P1"><text:s text:c="8"/>}</text:p>
      <text:p text:style-name="P1"><text:s text:c="8"/></text:p>
      <text:p text:style-name="P1"><text:s text:c="8"/>.section {</text:p>
      <text:p text:style-name="P1"><text:s text:c="12"/>margin-bottom: 50px;</text:p>
      <text:p text:style-name="P1"><text:s text:c="8"/>}</text:p>
      <text:p text:style-name="P1"><text:s text:c="8"/></text:p>
      <text:p text:style-name="P1"><text:s text:c="8"/>.section-title {</text:p>
      <text:p text:style-name="P1"><text:s text:c="12"/>font-size: 2.2em;</text:p>
      <text:p text:style-name="P1"><text:s text:c="12"/>color: #2c3e50;</text:p>
      <text:p text:style-name="P1"><text:s text:c="12"/>margin-bottom: 25px;</text:p>
      <text:p text:style-name="P1"><text:s text:c="12"/>padding-bottom: 15px;</text:p>
      <text:p text:style-name="P1"><text:s text:c="12"/>border-bottom: 4px solid #667eea;</text:p>
      <text:p text:style-name="P1"><text:s text:c="12"/>font-weight: 700;</text:p>
      <text:p text:style-name="P1"><text:s text:c="8"/>}</text:p>
      <text:p text:style-name="P1"><text:s text:c="8"/></text:p>
      <text:p text:style-name="P1"><text:s text:c="8"/>.friendly-box {</text:p>
      <text:p text:style-name="P1"><text:s text:c="12"/>background: #f8f9fa;</text:p>
      <text:p text:style-name="P1"><text:s text:c="12"/>border-left: 5px solid #667eea;</text:p>
      <text:p text:style-name="P1"><text:s text:c="12"/>padding: 30px;</text:p>
      <text:p text:style-name="P1"><text:s text:c="12"/>margin: 30px 0;</text:p>
      <text:p text:style-name="P1"><text:s text:c="12"/>border-radius: 10px;</text:p>
      <text:p text:style-name="P1"><text:s text:c="8"/>}</text:p>
      <text:p text:style-name="P1"><text:s text:c="8"/></text:p>
      <text:p text:style-name="P1"><text:s text:c="8"/>.friendly-box h3 {</text:p>
      <text:p text:style-name="P1"><text:s text:c="12"/>color: #667eea;</text:p>
      <text:p text:style-name="P1"><text:s text:c="12"/>font-size: 1.5em;</text:p>
      <text:p text:style-name="P1"><text:s text:c="12"/>margin-bottom: 15px;</text:p>
      <text:p text:style-name="P1"><text:s text:c="8"/>}</text:p>
      <text:p text:style-name="P1"><text:s text:c="8"/></text:p>
      <text:p text:style-name="P1"><text:s text:c="8"/>.story-point {</text:p>
      <text:p text:style-name="P1"><text:s text:c="12"/>background: linear-gradient(135deg, #74b9ff15 0%, #0984e315 100%);</text:p>
      <text:p text:style-name="P1"><text:s text:c="12"/>padding: 25px;</text:p>
      <text:p text:style-name="P1"><text:s text:c="12"/>margin: 20px 0;</text:p>
      <text:p text:style-name="P1"><text:s text:c="12"/>border-radius: 10px;</text:p>
      <text:p text:style-name="P1"><text:s text:c="12"/>border-left: 5px solid #0984e3;</text:p>
      <text:p text:style-name="P1"><text:s text:c="8"/>}</text:p>
      <text:p text:style-name="P1"><text:s text:c="8"/></text:p>
      <text:p text:style-name="P1"><text:s text:c="8"/>.story-point strong {</text:p>
      <text:p text:style-name="P1"><text:s text:c="12"/>color: #0984e3;</text:p>
      <text:p text:style-name="P1"><text:s text:c="12"/>font-size: 1.2em;</text:p>
      <text:p text:style-name="P1"><text:s text:c="12"/>display: block;</text:p>
      <text:p text:style-name="P1"><text:s text:c="12"/>margin-bottom: 10px;</text:p>
      <text:p text:style-name="P1"><text:s text:c="8"/>}</text:p>
      <text:p text:style-name="P1"><text:s text:c="8"/></text:p>
      <text:p text:style-name="P1"><text:s text:c="8"/>.comparison-grid {</text:p>
      <text:p text:style-name="P1"><text:s text:c="12"/>display: grid;</text:p>
      <text:p text:style-name="P1"><text:s text:c="12"/>grid-template-columns: 1fr 1fr;</text:p>
      <text:p text:style-name="P1"><text:s text:c="12"/>gap: 25px;</text:p>
      <text:p text:style-name="P1"><text:s text:c="12"/>margin: 30px 0;</text:p>
      <text:p text:style-name="P1"><text:s text:c="8"/>}</text:p>
      <text:p text:style-name="P1"><text:s text:c="8"/></text:p>
      <text:p text:style-name="P1"><text:s text:c="8"/>.comparison-card {</text:p>
      <text:p text:style-name="P1"><text:s text:c="12"/>padding: 30px;</text:p>
      <text:p text:style-name="P1"><text:s text:c="12"/>border-radius: 15px;</text:p>
      <text:p text:style-name="P1"><text:s text:c="12"/>box-shadow: 0 5px 20px rgba(0,0,0,0.1);</text:p>
      <text:p text:style-name="P1"><text:s text:c="8"/>}</text:p>
      <text:p text:style-name="P1"><text:s text:c="8"/></text:p>
      <text:p text:style-name="P1"><text:s text:c="8"/>.comparison-card.bad {</text:p>
      <text:p text:style-name="P1"><text:s text:c="12"/>background: linear-gradient(135deg, #ff7675 0%, #d63031 100%);</text:p>
      <text:p text:style-name="P1"><text:s text:c="12"/>color: white;</text:p>
      <text:p text:style-name="P1"><text:s text:c="8"/>}</text:p>
      <text:p text:style-name="P1"><text:s text:c="8"/></text:p>
      <text:p text:style-name="P1"><text:s text:c="8"/>.comparison-card.good {</text:p>
      <text:p text:style-name="P1"><text:s text:c="12"/>background: linear-gradient(135deg, #00b894 0%, #00cec9 100%);</text:p>
      <text:p text:style-name="P1"><text:s text:c="12"/>color: white;</text:p>
      <text:p text:style-name="P1"><text:s text:c="8"/>}</text:p>
      <text:p text:style-name="P1"><text:s text:c="8"/></text:p>
      <text:p text:style-name="P1"><text:s text:c="8"/>.comparison-card h3 {</text:p>
      <text:p text:style-name="P1"><text:s text:c="12"/>font-size: 1.5em;</text:p>
      <text:p text:style-name="P1"><text:s text:c="12"/>margin-bottom: 20px;</text:p>
      <text:p text:style-name="P1"><text:s text:c="8"/>}</text:p>
      <text:p text:style-name="P1"><text:s text:c="8"/></text:p>
      <text:p text:style-name="P1"><text:s text:c="8"/>.emoji-header {</text:p>
      <text:p text:style-name="P1"><text:s text:c="12"/>font-size: 3em;</text:p>
      <text:p text:style-name="P1"><text:s text:c="12"/>margin-bottom: 15px;</text:p>
      <text:p text:style-name="P1"><text:s text:c="8"/>}</text:p>
      <text:p text:style-name="P1"><text:s text:c="8"/></text:p>
      <text:p text:style-name="P1"><text:s text:c="8"/>.simple-list {</text:p>
      <text:p text:style-name="P1"><text:s text:c="12"/>list-style: none;</text:p>
      <text:p text:style-name="P1"><text:s text:c="12"/>padding-left: 0;</text:p>
      <text:p text:style-name="P1"><text:s text:c="8"/>}</text:p>
      <text:p text:style-name="P1"><text:s text:c="8"/></text:p>
      <text:p text:style-name="P1"><text:s text:c="8"/>.simple-list li {</text:p>
      <text:p text:style-name="P1"><text:s text:c="12"/>padding: 15px 0 15px 40px;</text:p>
      <text:p text:style-name="P1"><text:s text:c="12"/>position: relative;</text:p>
      <text:p text:style-name="P1"><text:s text:c="12"/>font-size: 1.1em;</text:p>
      <text:p text:style-name="P1"><text:s text:c="8"/>}</text:p>
      <text:p text:style-name="P1"><text:s text:c="8"/></text:p>
      <text:p text:style-name="P1"><text:s text:c="8"/>.simple-list li:before {</text:p>
      <text:p text:style-name="P1"><text:s text:c="12"/>content: "✓";</text:p>
      <text:p text:style-name="P1"><text:s text:c="12"/>position: absolute;</text:p>
      <text:p text:style-name="P1"><text:s text:c="12"/>left: 0;</text:p>
      <text:p text:style-name="P1"><text:s text:c="12"/>color: #00b894;</text:p>
      <text:p text:style-name="P1"><text:soft-page-break/><text:s text:c="12"/>font-weight: bold;</text:p>
      <text:p text:style-name="P1"><text:s text:c="12"/>font-size: 1.5em;</text:p>
      <text:p text:style-name="P1"><text:s text:c="8"/>}</text:p>
      <text:p text:style-name="P1"><text:s text:c="8"/></text:p>
      <text:p text:style-name="P1"><text:s text:c="8"/>.proof-card {</text:p>
      <text:p text:style-name="P1"><text:s text:c="12"/>background: linear-gradient(135deg, #667eea 0%, #764ba2 100%);</text:p>
      <text:p text:style-name="P1"><text:s text:c="12"/>color: white;</text:p>
      <text:p text:style-name="P1"><text:s text:c="12"/>padding: 40px;</text:p>
      <text:p text:style-name="P1"><text:s text:c="12"/>border-radius: 15px;</text:p>
      <text:p text:style-name="P1"><text:s text:c="12"/>text-align: center;</text:p>
      <text:p text:style-name="P1"><text:s text:c="12"/>margin: 30px 0;</text:p>
      <text:p text:style-name="P1"><text:s text:c="12"/>box-shadow: 0 15px 40px rgba(102, 126, 234, 0.4);</text:p>
      <text:p text:style-name="P1"><text:s text:c="8"/>}</text:p>
      <text:p text:style-name="P1"><text:s text:c="8"/></text:p>
      <text:p text:style-name="P1"><text:s text:c="8"/>.proof-number {</text:p>
      <text:p text:style-name="P1"><text:s text:c="12"/>font-size: 4em;</text:p>
      <text:p text:style-name="P1"><text:s text:c="12"/>font-weight: 800;</text:p>
      <text:p text:style-name="P1"><text:s text:c="12"/>display: block;</text:p>
      <text:p text:style-name="P1"><text:s text:c="12"/>margin: 20px 0;</text:p>
      <text:p text:style-name="P1"><text:s text:c="8"/>}</text:p>
      <text:p text:style-name="P1"><text:s text:c="8"/></text:p>
      <text:p text:style-name="P1"><text:s text:c="8"/>.example-box {</text:p>
      <text:p text:style-name="P1"><text:s text:c="12"/>background: white;</text:p>
      <text:p text:style-name="P1"><text:s text:c="12"/>border: 3px solid #667eea;</text:p>
      <text:p text:style-name="P1"><text:s text:c="12"/>padding: 30px;</text:p>
      <text:p text:style-name="P1"><text:s text:c="12"/>border-radius: 15px;</text:p>
      <text:p text:style-name="P1"><text:s text:c="12"/>margin: 30px 0;</text:p>
      <text:p text:style-name="P1"><text:s text:c="8"/>}</text:p>
      <text:p text:style-name="P1"><text:s text:c="8"/></text:p>
      <text:p text:style-name="P1"><text:s text:c="8"/>.example-box h4 {</text:p>
      <text:p text:style-name="P1"><text:s text:c="12"/>color: #667eea;</text:p>
      <text:p text:style-name="P1"><text:s text:c="12"/>font-size: 1.3em;</text:p>
      <text:p text:style-name="P1"><text:s text:c="12"/>margin-bottom: 15px;</text:p>
      <text:p text:style-name="P1"><text:s text:c="8"/>}</text:p>
      <text:p text:style-name="P1"><text:s text:c="8"/></text:p>
      <text:p text:style-name="P1"><text:s text:c="8"/>.money-box {</text:p>
      <text:p text:style-name="P1"><text:s text:c="12"/>background: linear-gradient(135deg, #fdcb6e 0%, #e17055 100%);</text:p>
      <text:p text:style-name="P1"><text:s text:c="12"/>color: white;</text:p>
      <text:p text:style-name="P1"><text:s text:c="12"/>padding: 35px;</text:p>
      <text:p text:style-name="P1"><text:s text:c="12"/>border-radius: 15px;</text:p>
      <text:p text:style-name="P1"><text:s text:c="12"/>margin: 30px 0;</text:p>
      <text:p text:style-name="P1"><text:s text:c="8"/>}</text:p>
      <text:p text:style-name="P1"><text:s text:c="8"/></text:p>
      <text:p text:style-name="P1"><text:s text:c="8"/>.money-box h3 {</text:p>
      <text:p text:style-name="P1"><text:s text:c="12"/>font-size: 1.8em;</text:p>
      <text:p text:style-name="P1"><text:s text:c="12"/>margin-bottom: 20px;</text:p>
      <text:p text:style-name="P1"><text:s text:c="8"/>}</text:p>
      <text:p text:style-name="P1"><text:s text:c="8"/></text:p>
      <text:p text:style-name="P1"><text:s text:c="8"/>.step-number {</text:p>
      <text:p text:style-name="P1"><text:s text:c="12"/>display: inline-block;</text:p>
      <text:p text:style-name="P1"><text:s text:c="12"/>background: white;</text:p>
      <text:p text:style-name="P1"><text:s text:c="12"/>color: #667eea;</text:p>
      <text:p text:style-name="P1"><text:s text:c="12"/>width: 40px;</text:p>
      <text:p text:style-name="P1"><text:s text:c="12"/>height: 40px;</text:p>
      <text:p text:style-name="P1"><text:s text:c="12"/>border-radius: 50%;</text:p>
      <text:p text:style-name="P1"><text:s text:c="12"/>text-align: center;</text:p>
      <text:p text:style-name="P1"><text:s text:c="12"/>line-height: 40px;</text:p>
      <text:p text:style-name="P1"><text:s text:c="12"/>font-weight: 800;</text:p>
      <text:p text:style-name="P1"><text:s text:c="12"/>font-size: 1.2em;</text:p>
      <text:p text:style-name="P1"><text:s text:c="12"/>margin-right: 15px;</text:p>
      <text:p text:style-name="P1"><text:s text:c="8"/>}</text:p>
      <text:p text:style-name="P1"><text:s text:c="8"/></text:p>
      <text:p text:style-name="P1"><text:s text:c="8"/>.warning-emoji {</text:p>
      <text:p text:style-name="P1"><text:s text:c="12"/>font-size: 2em;</text:p>
      <text:p text:style-name="P1"><text:s text:c="12"/>margin-right: 15px;</text:p>
      <text:p text:style-name="P1"><text:s text:c="8"/>}</text:p>
      <text:p text:style-name="P1"><text:s text:c="8"/></text:p>
      <text:p text:style-name="P1"><text:s text:c="8"/>.fun-fact {</text:p>
      <text:p text:style-name="P1"><text:s text:c="12"/>background: linear-gradient(135deg, #a29bfe15 0%, #6c5ce715 100%);</text:p>
      <text:p text:style-name="P1"><text:s text:c="12"/>border-left: 5px solid #6c5ce7;</text:p>
      <text:p text:style-name="P1"><text:s text:c="12"/>padding: 25px;</text:p>
      <text:p text:style-name="P1"><text:s text:c="12"/>margin: 25px 0;</text:p>
      <text:p text:style-name="P1"><text:s text:c="12"/>border-radius: 10px;</text:p>
      <text:p text:style-name="P1"><text:s text:c="12"/>font-style: italic;</text:p>
      <text:p text:style-name="P1"><text:s text:c="8"/>}</text:p>
      <text:p text:style-name="P1"><text:s text:c="8"/></text:p>
      <text:p text:style-name="P1"><text:s text:c="8"/>.cta-section {</text:p>
      <text:p text:style-name="P1"><text:s text:c="12"/>background: linear-gradient(135deg, #e74c3c 0%, #c0392b 100%);</text:p>
      <text:p text:style-name="P1"><text:s text:c="12"/>color: white;</text:p>
      <text:p text:style-name="P1"><text:s text:c="12"/>padding: 50px 40px;</text:p>
      <text:p text:style-name="P1"><text:s text:c="12"/>text-align: center;</text:p>
      <text:p text:style-name="P1"><text:s text:c="12"/>margin: 50px -40px -50px -40px;</text:p>
      <text:p text:style-name="P1"><text:s text:c="12"/>border-radius: 0 0 20px 20px;</text:p>
      <text:p text:style-name="P1"><text:s text:c="8"/>}</text:p>
      <text:p text:style-name="P1"><text:s text:c="8"/></text:p>
      <text:p text:style-name="P1"><text:s text:c="8"/>.cta-section h2 {</text:p>
      <text:p text:style-name="P1"><text:s text:c="12"/>font-size: 2.5em;</text:p>
      <text:p text:style-name="P1"><text:s text:c="12"/>margin-bottom: 25px;</text:p>
      <text:p text:style-name="P1"><text:s text:c="8"/>}</text:p>
      <text:p text:style-name="P1"><text:s text:c="8"/></text:p>
      <text:p text:style-name="P1"><text:s text:c="8"/>.cta-section p {</text:p>
      <text:p text:style-name="P1"><text:s text:c="12"/>font-size: 1.3em;</text:p>
      <text:p text:style-name="P1"><text:s text:c="12"/>margin: 15px 0;</text:p>
      <text:p text:style-name="P1"><text:s text:c="12"/>line-height: 1.6;</text:p>
      <text:p text:style-name="P1"><text:s text:c="8"/>}</text:p>
      <text:p text:style-name="P1"><text:s text:c="8"/></text:p>
      <text:p text:style-name="P1"><text:s text:c="8"/>.cta-button {</text:p>
      <text:p text:style-name="P1"><text:s text:c="12"/>display: inline-block;</text:p>
      <text:p text:style-name="P1"><text:soft-page-break/><text:s text:c="12"/>background: white;</text:p>
      <text:p text:style-name="P1"><text:s text:c="12"/>color: #e74c3c;</text:p>
      <text:p text:style-name="P1"><text:s text:c="12"/>padding: 18px 45px;</text:p>
      <text:p text:style-name="P1"><text:s text:c="12"/>border-radius: 30px;</text:p>
      <text:p text:style-name="P1"><text:s text:c="12"/>text-decoration: none;</text:p>
      <text:p text:style-name="P1"><text:s text:c="12"/>font-weight: 700;</text:p>
      <text:p text:style-name="P1"><text:s text:c="12"/>font-size: 1.2em;</text:p>
      <text:p text:style-name="P1"><text:s text:c="12"/>margin-top: 25px;</text:p>
      <text:p text:style-name="P1"><text:s text:c="12"/>transition: all 0.3s;</text:p>
      <text:p text:style-name="P1"><text:s text:c="12"/>box-shadow: 0 10px 30px rgba(0,0,0,0.2);</text:p>
      <text:p text:style-name="P1"><text:s text:c="8"/>}</text:p>
      <text:p text:style-name="P1"><text:s text:c="8"/></text:p>
      <text:p text:style-name="P1"><text:s text:c="8"/>.cta-button:hover {</text:p>
      <text:p text:style-name="P1"><text:s text:c="12"/>transform: translateY(-3px);</text:p>
      <text:p text:style-name="P1"><text:s text:c="12"/>box-shadow: 0 15px 40px rgba(0,0,0,0.3);</text:p>
      <text:p text:style-name="P1"><text:s text:c="8"/>}</text:p>
      <text:p text:style-name="P1"><text:s text:c="8"/></text:p>
      <text:p text:style-name="P1"><text:s text:c="8"/>@media (max-width: 768px) {</text:p>
      <text:p text:style-name="P1"><text:s text:c="12"/>.header h1 {</text:p>
      <text:p text:style-name="P1"><text:s text:c="16"/>font-size: 2em;</text:p>
      <text:p text:style-name="P1"><text:s text:c="12"/>}</text:p>
      <text:p text:style-name="P1"><text:s text:c="12"/>.content {</text:p>
      <text:p text:style-name="P1"><text:s text:c="16"/>padding: 30px 20px;</text:p>
      <text:p text:style-name="P1"><text:s text:c="12"/>}</text:p>
      <text:p text:style-name="P1"><text:s text:c="12"/>.comparison-grid {</text:p>
      <text:p text:style-name="P1"><text:s text:c="16"/>grid-template-columns: 1fr;</text:p>
      <text:p text:style-name="P1"><text:s text:c="12"/>}</text:p>
      <text:p text:style-name="P1"><text:s text:c="12"/>.section-title {</text:p>
      <text:p text:style-name="P1"><text:s text:c="16"/>font-size: 1.7em;</text:p>
      <text:p text:style-name="P1"><text:s text:c="12"/>}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><text:s text:c="4"/>&lt;div class="container"&gt;</text:p>
      <text:p text:style-name="P1"><text:s text:c="8"/>&lt;div class="header"&gt;</text:p>
      <text:p text:style-name="P1"><text:s text:c="12"/>&lt;h1&gt;🤖 The Complete HOS Story&lt;/h1&gt;</text:p>
      <text:p text:style-name="P1"><text:s text:c="12"/>&lt;div class="subtitle"&gt;Explained Simply&lt;/div&gt;</text:p>
      <text:p text:style-name="P1"><text:s text:c="12"/>&lt;div class="version"&gt;For Dummies, Family, Friends, and Anyone Who Asks&lt;br&gt;"What Are You Building?"&lt;/div&gt;</text:p>
      <text:p text:style-name="P1"><text:s text:c="8"/>&lt;/div&gt;</text:p>
      <text:p text:style-name="P1"><text:s text:c="8"/></text:p>
      <text:p text:style-name="P1"><text:s text:c="8"/>&lt;div class="content"&gt;</text:p>
      <text:p text:style-name="P1"><text:s text:c="12"/></text:p>
      <text:p text:style-name="P1"><text:s text:c="12"/>&lt;!-- The Big Idea --&gt;</text:p>
      <text:p text:style-name="P1"><text:s text:c="12"/>&lt;div class="big-idea"&gt;</text:p>
      <text:p text:style-name="P1"><text:s text:c="16"/>&lt;h2&gt;💡 THE BIG IDEA (One Sentence)&lt;/h2&gt;</text:p>
      <text:p text:style-name="P1"><text:s text:c="16"/>&lt;p&gt;We're building the &lt;strong&gt;"Windows"&lt;/strong&gt; for humanoid robots — the operating system that will run on millions of robots worldwide.&lt;/p&gt;</text:p>
      <text:p text:style-name="P1"><text:s text:c="16"/>&lt;p style="margin-top: 20px; font-size: 1.1em;"&gt;Think: Microsoft Windows runs on billions of computers. We're building that, but for robots that look and move like humans.&lt;/p&gt;</text:p>
      <text:p text:style-name="P1"><text:s text:c="12"/>&lt;/div&gt;</text:p>
      <text:p text:style-name="P1"/>
      <text:p text:style-name="P1"><text:s text:c="12"/>&lt;!-- Why Humanoid? --&gt;</text:p>
      <text:p text:style-name="P1"><text:s text:c="12"/>&lt;div class="section"&gt;</text:p>
      <text:p text:style-name="P1"><text:s text:c="16"/>&lt;h2 class="section-title"&gt;🧬 Why Humanoid? The "Created in Our Image" Story&lt;/h2&gt;</text:p>
      <text:p text:style-name="P1"><text:s text:c="16"/></text:p>
      <text:p text:style-name="P1"><text:s text:c="16"/>&lt;p style="font-size: 1.2em; margin-bottom: 30px;"&gt;Before I explain the business, you need to understand WHY robots will look like humans. It's not cosmetic—it's profound and practical.&lt;/p&gt;</text:p>
      <text:p text:style-name="P1"><text:s text:c="16"/></text:p>
      <text:p text:style-name="P1"><text:s text:c="16"/>&lt;div class="friendly-box"&gt;</text:p>
      <text:p text:style-name="P1"><text:s text:c="20"/>&lt;div class="emoji-header" style="text-align: center;"&gt;📖&lt;/div&gt;</text:p>
      <text:p text:style-name="P1"><text:s text:c="20"/>&lt;h3 style="text-align: center;"&gt;The Pattern That Repeats&lt;/h3&gt;</text:p>
      <text:p text:style-name="P1"><text:s text:c="20"/>&lt;p style="font-size: 1.1em; text-align: center; margin-top: 20px;"&gt;Thousands of years ago, the Bible said: &lt;strong&gt;"God created mankind in His image."&lt;/strong&gt;&lt;/p&gt;</text:p>
      <text:p text:style-name="P1"><text:s text:c="16"/>&lt;/div&gt;</text:p>
      <text:p text:style-name="P1"><text:s text:c="16"/></text:p>
      <text:p text:style-name="P1"><text:s text:c="16"/>&lt;p style="font-size: 1.1em; margin: 30px 0;"&gt;What does "in His image" mean? Two things:&lt;/p&gt;</text:p>
      <text:p text:style-name="P1"><text:s text:c="16"/></text:p>
      <text:p text:style-name="P1"><text:s text:c="16"/>&lt;div class="comparison-grid"&gt;</text:p>
      <text:p text:style-name="P1"><text:s text:c="20"/>&lt;div class="story-point"&gt;</text:p>
      <text:p text:style-name="P1"><text:s text:c="24"/>&lt;strong&gt;1️⃣ Physical Form:&lt;/strong&gt;</text:p>
      <text:p text:style-name="P1"><text:s text:c="24"/>&lt;ul class="simple-list"&gt;</text:p>
      <text:p text:style-name="P1"><text:s text:c="28"/>&lt;li&gt;Upright on two legs (not four like animals)&lt;/li&gt;</text:p>
      <text:p text:style-name="P1"><text:s text:c="28"/>&lt;li&gt;Two hands with fingers (to use tools)&lt;/li&gt;</text:p>
      <text:p text:style-name="P1"><text:s text:c="28"/>&lt;li&gt;Human proportions (to fit in our world)&lt;/li&gt;</text:p>
      <text:p text:style-name="P1"><text:s text:c="24"/>&lt;/ul&gt;</text:p>
      <text:p text:style-name="P1"><text:s text:c="24"/>&lt;p style="margin-top: 20px; font-size: 1.1em;"&gt;&lt;strong&gt;Why?&lt;/strong&gt; Because this form can MANIPULATE THE WORLD.&lt;/p&gt;</text:p>
      <text:p text:style-name="P1"><text:s text:c="20"/>&lt;/div&gt;</text:p>
      <text:p text:style-name="P1"><text:s text:c="20"/></text:p>
      <text:p text:style-name="P1"><text:s text:c="20"/>&lt;div class="story-point"&gt;</text:p>
      <text:p text:style-name="P1"><text:s text:c="24"/>&lt;strong&gt;2️⃣ Mental Structure:&lt;/strong&gt;</text:p>
      <text:p text:style-name="P1"><text:s text:c="24"/>&lt;ul class="simple-list"&gt;</text:p>
      <text:p text:style-name="P1"><text:s text:c="28"/>&lt;li&gt;Brain with neurons, synapses, layers&lt;/li&gt;</text:p>
      <text:p text:style-name="P1"><text:s text:c="28"/>&lt;li&gt;Ability to learn and reason&lt;/li&gt;</text:p>
      <text:p text:style-name="P1"><text:s text:c="28"/>&lt;li&gt;Capacity to create and solve problems&lt;/li&gt;</text:p>
      <text:p text:style-name="P1"><text:s text:c="24"/>&lt;/ul&gt;</text:p>
      <text:p text:style-name="P1"><text:s text:c="24"/>&lt;p style="margin-top: 20px; font-size: 1.1em;"&gt;&lt;strong&gt;Why?&lt;/strong&gt; To think, learn, adapt, improve.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proof-card"&gt;</text:p>
      <text:p text:style-name="P1"><text:s text:c="20"/>&lt;div class="emoji-header"&gt;🔄&lt;/div&gt;</text:p>
      <text:p text:style-name="P1"><text:s text:c="20"/>&lt;h3 style="font-size: 1.8em;"&gt;NOW WE'RE DOING THE SAME THING&lt;/h3&gt;</text:p>
      <text:p text:style-name="P1"><text:s text:c="20"/>&lt;p style="font-size: 1.2em; margin-top: 20px;"&gt;Humans are creating humanoid robots "in our image"—continuing the pattern!&lt;/p&gt;</text:p>
      <text:p text:style-name="P1"><text:s text:c="16"/>&lt;/div&gt;</text:p>
      <text:p text:style-name="P1"><text:s text:c="16"/></text:p>
      <text:p text:style-name="P1"><text:s text:c="16"/>&lt;div class="comparison-grid" style="margin-top: 40px;"&gt;</text:p>
      <text:p text:style-name="P1"><text:s text:c="20"/>&lt;div class="comparison-card good"&gt;</text:p>
      <text:p text:style-name="P1"><text:s text:c="24"/>&lt;h3&gt;🤸 Physical Form = Human Form&lt;/h3&gt;</text:p>
      <text:p text:style-name="P1"><text:s text:c="24"/>&lt;ul style="list-style-type: none; padding: 0;"&gt;</text:p>
      <text:p text:style-name="P1"><text:s text:c="28"/>&lt;li style="margin: 15px 0;"&gt;✓ &lt;strong&gt;Two legs&lt;/strong&gt; → Use stairs, ladders, vehicles&lt;/li&gt;</text:p>
      <text:p text:style-name="P1"><text:s text:c="28"/>&lt;li style="margin: 15px 0;"&gt;✓ &lt;strong&gt;Two hands&lt;/strong&gt; → Use every tool we invented&lt;/li&gt;</text:p>
      <text:p text:style-name="P1"><text:soft-page-break/><text:s text:c="28"/>&lt;li style="margin: 15px 0;"&gt;✓ &lt;strong&gt;Upright posture&lt;/strong&gt; → Reach high and low&lt;/li&gt;</text:p>
      <text:p text:style-name="P1"><text:s text:c="28"/>&lt;li style="margin: 15px 0;"&gt;✓ &lt;strong&gt;Human size&lt;/strong&gt; → Fit in our spaces&lt;/li&gt;</text:p>
      <text:p text:style-name="P1"><text:s text:c="24"/>&lt;/ul&gt;</text:p>
      <text:p text:style-name="P1"><text:s text:c="20"/>&lt;/div&gt;</text:p>
      <text:p text:style-name="P1"><text:s text:c="20"/></text:p>
      <text:p text:style-name="P1"><text:s text:c="20"/>&lt;div class="comparison-card good"&gt;</text:p>
      <text:p text:style-name="P1"><text:s text:c="24"/>&lt;h3&gt;🧠 Mental Form = Human Brain&lt;/h3&gt;</text:p>
      <text:p text:style-name="P1"><text:s text:c="24"/>&lt;ul style="list-style-type: none; padding: 0;"&gt;</text:p>
      <text:p text:style-name="P1"><text:s text:c="28"/>&lt;li style="margin: 15px 0;"&gt;✓ &lt;strong&gt;Neural networks&lt;/strong&gt; → Mirror our neurons&lt;/li&gt;</text:p>
      <text:p text:style-name="P1"><text:s text:c="28"/>&lt;li style="margin: 15px 0;"&gt;✓ &lt;strong&gt;Layers&lt;/strong&gt; → Same as our brain&lt;/li&gt;</text:p>
      <text:p text:style-name="P1"><text:s text:c="28"/>&lt;li style="margin: 15px 0;"&gt;✓ &lt;strong&gt;Learning&lt;/strong&gt; → Watch and learn&lt;/li&gt;</text:p>
      <text:p text:style-name="P1"><text:s text:c="28"/>&lt;li style="margin: 15px 0;"&gt;✓ &lt;strong&gt;Connections&lt;/strong&gt; → Like our synapses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example-box"&gt;</text:p>
      <text:p text:style-name="P1"><text:s text:c="20"/>&lt;h4&gt;🤔 Why This Matters Practically&lt;/h4&gt;</text:p>
      <text:p text:style-name="P1"><text:s text:c="20"/>&lt;p style="font-size: 1.1em; margin: 15px 0;"&gt;&lt;strong&gt;Imagine trying to make a four-legged robot drive a car:&lt;/strong&gt;&lt;/p&gt;</text:p>
      <text:p text:style-name="P1"><text:s text:c="20"/>&lt;ul style="padding-left: 30px; margin: 15px 0;"&gt;</text:p>
      <text:p text:style-name="P1"><text:s text:c="24"/>&lt;li&gt;❌ Can't reach the pedals AND the steering wheel&lt;/li&gt;</text:p>
      <text:p text:style-name="P1"><text:s text:c="24"/>&lt;li&gt;❌ Can't sit in the driver's seat&lt;/li&gt;</text:p>
      <text:p text:style-name="P1"><text:s text:c="24"/>&lt;li&gt;❌ Can't use the mirrors&lt;/li&gt;</text:p>
      <text:p text:style-name="P1"><text:s text:c="24"/>&lt;li&gt;❌ IMPOSSIBLE with non-human form&lt;/li&gt;</text:p>
      <text:p text:style-name="P1"><text:s text:c="20"/>&lt;/ul&gt;</text:p>
      <text:p text:style-name="P1"><text:s text:c="20"/>&lt;p style="font-size: 1.2em; font-weight: 600; margin-top: 20px; color: #00b894;"&gt;The ONLY form that can use ALL human tools and infrastructure is... the human form! 🎯&lt;/p&gt;</text:p>
      <text:p text:style-name="P1"><text:s text:c="16"/>&lt;/div&gt;</text:p>
      <text:p text:style-name="P1"><text:s text:c="16"/></text:p>
      <text:p text:style-name="P1"><text:s text:c="16"/>&lt;div class="fun-fact"&gt;</text:p>
      <text:p text:style-name="P1"><text:s text:c="20"/>&lt;strong&gt;💭 The Deep Truth:&lt;/strong&gt; God created humans in His image. Humans create humanoid robots in OUR image. The pattern repeats. 🔄</text:p>
      <text:p text:style-name="P1"><text:s text:c="16"/>&lt;/div&gt;</text:p>
      <text:p text:style-name="P1"><text:s text:c="12"/>&lt;/div&gt;</text:p>
      <text:p text:style-name="P1"/>
      <text:p text:style-name="P1"><text:s text:c="12"/>&lt;!-- The Problem Today --&gt;</text:p>
      <text:p text:style-name="P1"><text:s text:c="12"/>&lt;div class="section"&gt;</text:p>
      <text:p text:style-name="P1"><text:s text:c="16"/>&lt;h2 class="section-title"&gt;❌ The Problem Today&lt;/h2&gt;</text:p>
      <text:p text:style-name="P1"><text:s text:c="16"/></text:p>
      <text:p text:style-name="P1"><text:s text:c="16"/>&lt;p style="font-size: 1.2em; margin-bottom: 30px;"&gt;Humanoid robots exist, but they're &lt;strong&gt;stupid&lt;/strong&gt;.&lt;/p&gt;</text:p>
      <text:p text:style-name="P1"><text:s text:c="16"/></text:p>
      <text:p text:style-name="P1"><text:s text:c="16"/>&lt;div class="comparison-grid"&gt;</text:p>
      <text:p text:style-name="P1"><text:s text:c="20"/>&lt;div class="story-point"&gt;</text:p>
      <text:p text:style-name="P1"><text:s text:c="24"/>&lt;strong&gt;Boston Dynamics&lt;/strong&gt;</text:p>
      <text:p text:style-name="P1"><text:s text:c="24"/>&lt;p&gt;Makes robots that do backflips → Cool, but useless.&lt;/p&gt;</text:p>
      <text:p text:style-name="P1"><text:s text:c="20"/>&lt;/div&gt;</text:p>
      <text:p text:style-name="P1"><text:s text:c="20"/></text:p>
      <text:p text:style-name="P1"><text:s text:c="20"/>&lt;div class="story-point"&gt;</text:p>
      <text:p text:style-name="P1"><text:s text:c="24"/>&lt;strong&gt;Honda ASIMO&lt;/strong&gt;</text:p>
      <text:p text:style-name="P1"><text:s text:c="24"/>&lt;p&gt;Walks stairs → Cute, but can't do real work.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story-point"&gt;</text:p>
      <text:p text:style-name="P1"><text:s text:c="20"/>&lt;strong&gt;Tesla Optimus&lt;/strong&gt;</text:p>
      <text:p text:style-name="P1"><text:s text:c="20"/>&lt;p&gt;Actually useful, but closed system (only Tesla controls it).&lt;/p&gt;</text:p>
      <text:p text:style-name="P1"><text:s text:c="16"/>&lt;/div&gt;</text:p>
      <text:p text:style-name="P1"><text:s text:c="16"/></text:p>
      <text:p text:style-name="P1"><text:s text:c="16"/>&lt;div class="friendly-box"&gt;</text:p>
      <text:p text:style-name="P1"><text:s text:c="20"/>&lt;h3&gt;🕰️ It's Like the 1970s with Computers&lt;/h3&gt;</text:p>
      <text:p text:style-name="P1"><text:s text:c="20"/>&lt;div class="comparison-grid" style="margin-top: 20px;"&gt;</text:p>
      <text:p text:style-name="P1"><text:s text:c="24"/>&lt;div&gt;</text:p>
      <text:p text:style-name="P1"><text:s text:c="28"/>&lt;p&gt;&lt;strong style="color: #d63031;"&gt;Before Windows:&lt;/strong&gt;&lt;/p&gt;</text:p>
      <text:p text:style-name="P1"><text:s text:c="28"/>&lt;ul style="padding-left: 20px; margin-top: 10px;"&gt;</text:p>
      <text:p text:style-name="P1"><text:s text:c="32"/>&lt;li&gt;Hardware existed ✓&lt;/li&gt;</text:p>
      <text:p text:style-name="P1"><text:s text:c="32"/>&lt;li&gt;But no common software ✗&lt;/li&gt;</text:p>
      <text:p text:style-name="P1"><text:s text:c="32"/>&lt;li&gt;Every computer was different ✗&lt;/li&gt;</text:p>
      <text:p text:style-name="P1"><text:s text:c="32"/>&lt;li&gt;Nobody used them ✗&lt;/li&gt;</text:p>
      <text:p text:style-name="P1"><text:s text:c="28"/>&lt;/ul&gt;</text:p>
      <text:p text:style-name="P1"><text:s text:c="24"/>&lt;/div&gt;</text:p>
      <text:p text:style-name="P1"><text:s text:c="24"/>&lt;div&gt;</text:p>
      <text:p text:style-name="P1"><text:s text:c="28"/>&lt;p&gt;&lt;strong style="color: #00b894;"&gt;After Windows:&lt;/strong&gt;&lt;/p&gt;</text:p>
      <text:p text:style-name="P1"><text:s text:c="28"/>&lt;ul style="padding-left: 20px; margin-top: 10px;"&gt;</text:p>
      <text:p text:style-name="P1"><text:s text:c="32"/>&lt;li&gt;All computers spoke same language ✓&lt;/li&gt;</text:p>
      <text:p text:style-name="P1"><text:s text:c="32"/>&lt;li&gt;Developers built thousands of programs ✓&lt;/li&gt;</text:p>
      <text:p text:style-name="P1"><text:s text:c="32"/>&lt;li&gt;Computers became useful ✓&lt;/li&gt;</text:p>
      <text:p text:style-name="P1"><text:s text:c="32"/>&lt;li&gt;Microsoft captured most value ✓&lt;/li&gt;</text:p>
      <text:p text:style-name="P1"><text:s text:c="28"/>&lt;/ul&gt;</text:p>
      <text:p text:style-name="P1"><text:s text:c="24"/>&lt;/div&gt;</text:p>
      <text:p text:style-name="P1"><text:s text:c="20"/>&lt;/div&gt;</text:p>
      <text:p text:style-name="P1"><text:s text:c="20"/>&lt;p style="margin-top: 30px; font-size: 1.3em; font-weight: 600; text-align: center; color: #667eea;"&gt;We're at that moment for robots. Right now. 🚀&lt;/p&gt;</text:p>
      <text:p text:style-name="P1"><text:s text:c="16"/>&lt;/div&gt;</text:p>
      <text:p text:style-name="P1"><text:s text:c="12"/>&lt;/div&gt;</text:p>
      <text:p text:style-name="P1"/>
      <text:p text:style-name="P1"><text:s text:c="12"/>&lt;!-- The Solution --&gt;</text:p>
      <text:p text:style-name="P1"><text:s text:c="12"/>&lt;div class="section"&gt;</text:p>
      <text:p text:style-name="P1"><text:s text:c="16"/>&lt;h2 class="section-title"&gt;✅ The Solution: HOS (Humanoid Operating System)&lt;/h2&gt;</text:p>
      <text:p text:style-name="P1"><text:s text:c="16"/></text:p>
      <text:p text:style-name="P1"><text:s text:c="16"/>&lt;div class="friendly-box"&gt;</text:p>
      <text:p text:style-name="P1"><text:s text:c="20"/>&lt;h3&gt;📱 Like Your Smartphone&lt;/h3&gt;</text:p>
      <text:p text:style-name="P1"><text:s text:c="20"/>&lt;div style="margin: 20px 0;"&gt;</text:p>
      <text:p text:style-name="P1"><text:s text:c="24"/>&lt;p style="padding: 15px; background: white; border-radius: 8px; margin: 10px 0;"&gt;&lt;strong&gt;Hardware:&lt;/strong&gt; iPhone or Android phone (made by different companies)&lt;/p&gt;</text:p>
      <text:p text:style-name="P1"><text:s text:c="24"/>&lt;p style="padding: 15px; background: white; border-radius: 8px; margin: 10px 0;"&gt;&lt;strong&gt;Operating System:&lt;/strong&gt; iOS or Android (makes phone work)&lt;/p&gt;</text:p>
      <text:p text:style-name="P1"><text:s text:c="24"/>&lt;p style="padding: 15px; background: white; border-radius: 8px; margin: 10px 0;"&gt;&lt;strong&gt;Apps:&lt;/strong&gt; Instagram, Uber, games (what you actually use)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friendly-box"&gt;</text:p>
      <text:p text:style-name="P1"><text:s text:c="20"/>&lt;h3&gt;🤖 For Robots&lt;/h3&gt;</text:p>
      <text:p text:style-name="P1"><text:s text:c="20"/>&lt;div style="margin: 20px 0;"&gt;</text:p>
      <text:p text:style-name="P1"><text:soft-page-break/><text:s text:c="24"/>&lt;p style="padding: 15px; background: white; border-radius: 8px; margin: 10px 0;"&gt;&lt;strong&gt;Hardware:&lt;/strong&gt; Chinese robots, Tesla Optimus, Boston Dynamics (the physical robot)&lt;/p&gt;</text:p>
      <text:p text:style-name="P1"><text:s text:c="24"/>&lt;p style="padding: 15px; background: white; border-radius: 8px; margin: 10px 0;"&gt;&lt;strong&gt;Operating System:&lt;/strong&gt; HOS (makes robot work)&lt;/p&gt;</text:p>
      <text:p text:style-name="P1"><text:s text:c="24"/>&lt;p style="padding: 15px; background: white; border-radius: 8px; margin: 10px 0;"&gt;&lt;strong&gt;Apps:&lt;/strong&gt; RoboChef, HR Driver, HR Security (what robot actually does)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proof-card"&gt;</text:p>
      <text:p text:style-name="P1"><text:s text:c="20"/>&lt;h3 style="font-size: 2em;"&gt;Why This Matters&lt;/h3&gt;</text:p>
      <text:p text:style-name="P1"><text:s text:c="20"/>&lt;div style="margin: 30px 0; text-align: left; font-size: 1.2em;"&gt;</text:p>
      <text:p text:style-name="P1"><text:s text:c="24"/>&lt;p style="margin: 15px 0;"&gt;✓ Just like Windows made computers useful, &lt;strong&gt;HOS makes robots useful&lt;/strong&gt;&lt;/p&gt;</text:p>
      <text:p text:style-name="P1"><text:s text:c="24"/>&lt;p style="margin: 15px 0;"&gt;✓ Just like Android powers 3 billion phones, &lt;strong&gt;HOS will power millions of robots&lt;/strong&gt;&lt;/p&gt;</text:p>
      <text:p text:style-name="P1"><text:s text:c="24"/>&lt;p style="margin: 15px 0;"&gt;✓ Just like Microsoft captured $2 trillion in value, &lt;strong&gt;HOS can capture similar value&lt;/strong&gt;&lt;/p&gt;</text:p>
      <text:p text:style-name="P1"><text:s text:c="20"/>&lt;/div&gt;</text:p>
      <text:p text:style-name="P1"><text:s text:c="16"/>&lt;/div&gt;</text:p>
      <text:p text:style-name="P1"><text:s text:c="12"/>&lt;/div&gt;</text:p>
      <text:p text:style-name="P1"/>
      <text:p text:style-name="P1"><text:s text:c="12"/>&lt;!-- Why Now? --&gt;</text:p>
      <text:p text:style-name="P1"><text:s text:c="12"/>&lt;div class="section"&gt;</text:p>
      <text:p text:style-name="P1"><text:s text:c="16"/>&lt;h2 class="section-title"&gt;⏰ Why NOW? (The Timing Is Perfect)&lt;/h2&gt;</text:p>
      <text:p text:style-name="P1"><text:s text:c="16"/></text:p>
      <text:p text:style-name="P1"><text:s text:c="16"/>&lt;p style="font-size: 1.2em; margin-bottom: 30px;"&gt;Two things just came together:&lt;/p&gt;</text:p>
      <text:p text:style-name="P1"><text:s text:c="16"/></text:p>
      <text:p text:style-name="P1"><text:s text:c="16"/>&lt;div class="story-point"&gt;</text:p>
      <text:p text:style-name="P1"><text:s text:c="20"/>&lt;strong&gt;1️⃣ AI Got Smart Enough&lt;/strong&gt;</text:p>
      <text:p text:style-name="P1"><text:s text:c="20"/>&lt;div class="proof-card" style="margin-top: 20px;"&gt;</text:p>
      <text:p text:style-name="P1"><text:s text:c="24"/>&lt;h3&gt;My Proof:&lt;/h3&gt;</text:p>
      <text:p text:style-name="P1"><text:s text:c="24"/>&lt;p style="font-size: 1.3em; margin: 20px 0;"&gt;I'm 70 years old. I built a stock trading system in 6 months.&lt;/p&gt;</text:p>
      <text:p text:style-name="P1"><text:s text:c="24"/>&lt;p style="font-size: 1.1em;"&gt;I could NEVER have built this myself.&lt;/p&gt;</text:p>
      <text:p text:style-name="P1"><text:s text:c="24"/>&lt;p style="font-size: 1.1em; margin-top: 20px;"&gt;I had the idea. AI wrote the code. It came out better than I imagined.&lt;/p&gt;</text:p>
      <text:p text:style-name="P1"><text:s text:c="24"/>&lt;div style="margin: 30px 0;"&gt;</text:p>
      <text:p text:style-name="P1"><text:s text:c="28"/>&lt;div class="proof-number"&gt;403%&lt;/div&gt;</text:p>
      <text:p text:style-name="P1"><text:s text:c="28"/>&lt;p style="font-size: 1.2em;"&gt;Returns, 99% win rate&lt;/p&gt;</text:p>
      <text:p text:style-name="P1"><text:s text:c="28"/>&lt;p style="margin-top: 15px;"&gt;Running live RIGHT NOW:&lt;br&gt;&lt;a href="http://meirniv.pythonanywhere.com/orders" target="_blank" style="color: white; text-decoration: underline;"&gt;meirniv.pythonanywhere.com/orders&lt;/a&gt;&lt;/p&gt;</text:p>
      <text:p text:style-name="P1"><text:s text:c="24"/>&lt;/div&gt;</text:p>
      <text:p text:style-name="P1"><text:s text:c="24"/>&lt;p style="font-size: 1.3em; font-weight: 600; background: rgba(255,255,255,0.2); padding: 20px; border-radius: 10px; margin-top: 30px;"&gt;If AI can beat the stock market, it can drive a car and cook a meal. 🎯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story-point"&gt;</text:p>
      <text:p text:style-name="P1"><text:s text:c="20"/>&lt;strong&gt;2️⃣ Robot Bodies Are Ready&lt;/strong&gt;</text:p>
      <text:p text:style-name="P1"><text:s text:c="20"/>&lt;p style="font-size: 1.1em; margin-top: 15px;"&gt;Boston Dynamics spent 20 years making robots that can walk, grab things, move around.&lt;/p&gt;</text:p>
      <text:p text:style-name="P1"><text:s text:c="20"/>&lt;p style="font-size: 1.1em; margin-top: 10px;"&gt;Chinese manufacturers now sell these bodies for &lt;strong&gt;$15,000-30,000&lt;/strong&gt; (cheap!).&lt;/p&gt;</text:p>
      <text:p text:style-name="P1"><text:s text:c="20"/>&lt;p style="font-size: 1.2em; font-weight: 600; margin-top: 20px; color: #00b894;"&gt;Bodies exist ✓ Brains (AI) exist ✓ Just need SOFTWARE to connect them ✓&lt;/p&gt;</text:p>
      <text:p text:style-name="P1"><text:s text:c="20"/>&lt;p style="font-size: 1.3em; font-weight: 700; margin-top: 20px; color: #667eea;"&gt;That's HOS. 🚀&lt;/p&gt;</text:p>
      <text:p text:style-name="P1"><text:s text:c="16"/>&lt;/div&gt;</text:p>
      <text:p text:style-name="P1"><text:s text:c="12"/>&lt;/div&gt;</text:p>
      <text:p text:style-name="P1"/>
      <text:p text:style-name="P1"><text:s text:c="12"/>&lt;!-- The BONUS: It Pays For Itself! --&gt;</text:p>
      <text:p text:style-name="P1"><text:s text:c="12"/>&lt;div class="section"&gt;</text:p>
      <text:p text:style-name="P1"><text:s text:c="16"/>&lt;h2 class="section-title"&gt;🎁 The BONUS: It Pays For Itself!&lt;/h2&gt;</text:p>
      <text:p text:style-name="P1"><text:s text:c="16"/></text:p>
      <text:p text:style-name="P1"><text:s text:c="16"/>&lt;p style="font-size: 1.2em; margin-bottom: 30px;"&gt;Here's the GENIUS part that makes this actually happen:&lt;/p&gt;</text:p>
      <text:p text:style-name="P1"><text:s text:c="16"/></text:p>
      <text:p text:style-name="P1"><text:s text:c="16"/>&lt;div class="comparison-grid"&gt;</text:p>
      <text:p text:style-name="P1"><text:s text:c="20"/>&lt;div class="comparison-card bad"&gt;</text:p>
      <text:p text:style-name="P1"><text:s text:c="24"/>&lt;h3&gt;❌ The Old (Bad) Way&lt;/h3&gt;</text:p>
      <text:p text:style-name="P1"><text:s text:c="24"/>&lt;ul style="list-style-type: disc; padding-left: 20px;"&gt;</text:p>
      <text:p text:style-name="P1"><text:s text:c="28"/>&lt;li&gt;Buy 1 million robots for defense&lt;/li&gt;</text:p>
      <text:p text:style-name="P1"><text:s text:c="28"/>&lt;li&gt;Cost: $30 billion + $5B/year maintenance&lt;/li&gt;</text:p>
      <text:p text:style-name="P1"><text:s text:c="28"/>&lt;li&gt;During peacetime: Robots sit in warehouses&lt;/li&gt;</text:p>
      <text:p text:style-name="P1"><text:s text:c="28"/>&lt;li&gt;Politicians say: "Too expensive!"&lt;/li&gt;</text:p>
      <text:p text:style-name="P1"><text:s text:c="28"/>&lt;li&gt;&lt;strong&gt;Result: Never happens, Israel vulnerable&lt;/strong&gt;&lt;/li&gt;</text:p>
      <text:p text:style-name="P1"><text:s text:c="24"/>&lt;/ul&gt;</text:p>
      <text:p text:style-name="P1"><text:s text:c="20"/>&lt;/div&gt;</text:p>
      <text:p text:style-name="P1"><text:s text:c="20"/></text:p>
      <text:p text:style-name="P1"><text:s text:c="20"/>&lt;div class="comparison-card good"&gt;</text:p>
      <text:p text:style-name="P1"><text:s text:c="24"/>&lt;h3&gt;✅ The New (Brilliant) Way&lt;/h3&gt;</text:p>
      <text:p text:style-name="P1"><text:s text:c="24"/>&lt;ul style="list-style-type: disc; padding-left: 20px;"&gt;</text:p>
      <text:p text:style-name="P1"><text:s text:c="28"/>&lt;li&gt;Buy 1 million robots&lt;/li&gt;</text:p>
      <text:p text:style-name="P1"><text:s text:c="28"/>&lt;li&gt;Peacetime: Work in economy!&lt;/li&gt;</text:p>
      <text:p text:style-name="P1"><text:s text:c="28"/>&lt;li&gt;Companies pay army to use them&lt;/li&gt;</text:p>
      <text:p text:style-name="P1"><text:s text:c="28"/>&lt;li&gt;Army MAKES $35 billion/year&lt;/li&gt;</text:p>
      <text:p text:style-name="P1"><text:s text:c="28"/>&lt;li&gt;&lt;strong&gt;Result: PROFITABLE defense + new industries!&lt;/strong&gt;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friendly-box"&gt;</text:p>
      <text:p text:style-name="P1"><text:s text:c="20"/>&lt;h3&gt;🇮🇱 Think About Israeli Human Reserves&lt;/h3&gt;</text:p>
      <text:p text:style-name="P1"><text:s text:c="20"/>&lt;p style="font-size: 1.1em; margin: 15px 0;"&gt;You know how the Israeli reserve system works:&lt;/p&gt;</text:p>
      <text:p text:style-name="P1"><text:s text:c="20"/>&lt;ul class="simple-list"&gt;</text:p>
      <text:p text:style-name="P1"><text:s text:c="24"/>&lt;li&gt;You serve in the army (18-21 years old)&lt;/li&gt;</text:p>
      <text:p text:style-name="P1"><text:s text:c="24"/>&lt;li&gt;Then you go work a regular job&lt;/li&gt;</text:p>
      <text:p text:style-name="P1"><text:s text:c="24"/>&lt;li&gt;Army calls you back for training (30 days/year)&lt;/li&gt;</text:p>
      <text:p text:style-name="P1"><text:s text:c="24"/>&lt;li&gt;During war: You leave your job, fight for Israel&lt;/li&gt;</text:p>
      <text:p text:style-name="P1"><text:s text:c="24"/>&lt;li&gt;After war: Go back to your job&lt;/li&gt;</text:p>
      <text:p text:style-name="P1"><text:s text:c="20"/>&lt;/ul&gt;</text:p>
      <text:p text:style-name="P1"><text:s text:c="20"/>&lt;p style="font-size: 1.2em; font-weight: 600; margin-top: 20px; text-align: center; color: #667eea;"&gt;This system works great for 70+ years!&lt;/p&gt;</text:p>
      <text:p text:style-name="P1"><text:s text:c="16"/>&lt;/div&gt;</text:p>
      <text:p text:style-name="P1"><text:s text:c="16"/></text:p>
      <text:p text:style-name="P1"><text:s text:c="16"/>&lt;div class="proof-card"&gt;</text:p>
      <text:p text:style-name="P1"><text:s text:c="20"/>&lt;h3 style="font-size: 2em;"&gt;Now Do the SAME with Robots!&lt;/h3&gt;</text:p>
      <text:p text:style-name="P1"><text:s text:c="20"/></text:p>
      <text:p text:style-name="P1"><text:s text:c="20"/>&lt;div style="text-align: left; margin: 30px 0;"&gt;</text:p>
      <text:p text:style-name="P1"><text:s text:c="24"/>&lt;div class="emoji-header" style="text-align: center;"&gt;⏰&lt;/div&gt;</text:p>
      <text:p text:style-name="P1"><text:s text:c="24"/>&lt;h4 style="font-size: 1.5em; margin-bottom: 20px; text-align: center;"&gt;PEACETIME (Most of the Time)&lt;/h4&gt;</text:p>
      <text:p text:style-name="P1"><text:soft-page-break/><text:s text:c="24"/>&lt;ol style="font-size: 1.1em; padding-left: 30px; line-height: 2;"&gt;</text:p>
      <text:p text:style-name="P1"><text:s text:c="28"/>&lt;li&gt;The army OWNS 1 million robots&lt;/li&gt;</text:p>
      <text:p text:style-name="P1"><text:s text:c="28"/>&lt;li&gt;But robots WORK in regular jobs:</text:p>
      <text:p text:style-name="P1"><text:s text:c="32"/>&lt;ul style="padding-left: 30px; margin-top: 10px;"&gt;</text:p>
      <text:p text:style-name="P1"><text:s text:c="36"/>&lt;li&gt;Factories (making cars, electronics)&lt;/li&gt;</text:p>
      <text:p text:style-name="P1"><text:s text:c="36"/>&lt;li&gt;Construction (building houses)&lt;/li&gt;</text:p>
      <text:p text:style-name="P1"><text:s text:c="36"/>&lt;li&gt;Farms (harvesting, planting)&lt;/li&gt;</text:p>
      <text:p text:style-name="P1"><text:s text:c="36"/>&lt;li&gt;Warehouses (moving boxes)&lt;/li&gt;</text:p>
      <text:p text:style-name="P1"><text:s text:c="32"/>&lt;/ul&gt;</text:p>
      <text:p text:style-name="P1"><text:s text:c="28"/>&lt;/li&gt;</text:p>
      <text:p text:style-name="P1"><text:s text:c="28"/>&lt;li&gt;Companies PAY THE ARMY to use robots (like renting workers)&lt;/li&gt;</text:p>
      <text:p text:style-name="P1"><text:s text:c="28"/>&lt;li&gt;Army charges $30,000 per robot per year&lt;/li&gt;</text:p>
      <text:p text:style-name="P1"><text:s text:c="28"/>&lt;li&gt;&lt;strong&gt;Army MAKES $30 billion per year!&lt;/strong&gt;&lt;/li&gt;</text:p>
      <text:p text:style-name="P1"><text:s text:c="24"/>&lt;/ol&gt;</text:p>
      <text:p text:style-name="P1"><text:s text:c="20"/>&lt;/div&gt;</text:p>
      <text:p text:style-name="P1"><text:s text:c="20"/></text:p>
      <text:p text:style-name="P1"><text:s text:c="20"/>&lt;div style="text-align: left; margin: 30px 0; background: rgba(255,255,255,0.2); padding: 30px; border-radius: 15px;"&gt;</text:p>
      <text:p text:style-name="P1"><text:s text:c="24"/>&lt;div class="emoji-header" style="text-align: center;"&gt;⚔️&lt;/div&gt;</text:p>
      <text:p text:style-name="P1"><text:s text:c="24"/>&lt;h4 style="font-size: 1.5em; margin-bottom: 20px; text-align: center;"&gt;WARTIME (When Needed)&lt;/h4&gt;</text:p>
      <text:p text:style-name="P1"><text:s text:c="24"/>&lt;ol style="font-size: 1.1em; padding-left: 30px; line-height: 2;"&gt;</text:p>
      <text:p text:style-name="P1"><text:s text:c="28"/>&lt;li&gt;Army "recruits" robots back (like calling up reserves)&lt;/li&gt;</text:p>
      <text:p text:style-name="P1"><text:s text:c="28"/>&lt;li&gt;Companies must release robots immediately (it's the law)&lt;/li&gt;</text:p>
      <text:p text:style-name="P1"><text:s text:c="28"/>&lt;li&gt;Robots switch to defense mode&lt;/li&gt;</text:p>
      <text:p text:style-name="P1"><text:s text:c="28"/>&lt;li&gt;Fight to protect Israel&lt;/li&gt;</text:p>
      <text:p text:style-name="P1"><text:s text:c="28"/>&lt;li&gt;After war: Go back to civilian jobs&lt;/li&gt;</text:p>
      <text:p text:style-name="P1"><text:s text:c="24"/>&lt;/ol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money-box"&gt;</text:p>
      <text:p text:style-name="P1"><text:s text:c="20"/>&lt;h3&gt;💰 The Amazing Math&lt;/h3&gt;</text:p>
      <text:p text:style-name="P1"><text:s text:c="20"/></text:p>
      <text:p text:style-name="P1"><text:s text:c="20"/>&lt;div style="display: grid; grid-template-columns: 1fr 1fr; gap: 30px; margin: 30px 0;"&gt;</text:p>
      <text:p text:style-name="P1"><text:s text:c="24"/>&lt;div style="background: rgba(255,255,255,0.2); padding: 25px; border-radius: 10px;"&gt;</text:p>
      <text:p text:style-name="P1"><text:s text:c="28"/>&lt;h4 style="font-size: 1.3em; margin-bottom: 15px;"&gt;Costs (10 years):&lt;/h4&gt;</text:p>
      <text:p text:style-name="P1"><text:s text:c="28"/>&lt;ul style="font-size: 1.1em;"&gt;</text:p>
      <text:p text:style-name="P1"><text:s text:c="32"/>&lt;li&gt;Buy robots: $30 billion&lt;/li&gt;</text:p>
      <text:p text:style-name="P1"><text:s text:c="32"/>&lt;li&gt;Maintenance: $50 billion&lt;/li&gt;</text:p>
      <text:p text:style-name="P1"><text:s text:c="32"/>&lt;li&gt;Operations: $10 billion&lt;/li&gt;</text:p>
      <text:p text:style-name="P1"><text:s text:c="32"/>&lt;li&gt;&lt;strong&gt;TOTAL: $90 billion&lt;/strong&gt;&lt;/li&gt;</text:p>
      <text:p text:style-name="P1"><text:s text:c="28"/>&lt;/ul&gt;</text:p>
      <text:p text:style-name="P1"><text:s text:c="24"/>&lt;/div&gt;</text:p>
      <text:p text:style-name="P1"><text:s text:c="24"/></text:p>
      <text:p text:style-name="P1"><text:s text:c="24"/>&lt;div style="background: rgba(255,255,255,0.2); padding: 25px; border-radius: 10px;"&gt;</text:p>
      <text:p text:style-name="P1"><text:s text:c="28"/>&lt;h4 style="font-size: 1.3em; margin-bottom: 15px;"&gt;Army MAKES (10 years):&lt;/h4&gt;</text:p>
      <text:p text:style-name="P1"><text:s text:c="28"/>&lt;ul style="font-size: 1.1em;"&gt;</text:p>
      <text:p text:style-name="P1"><text:s text:c="32"/>&lt;li&gt;Rent robots to companies&lt;/li&gt;</text:p>
      <text:p text:style-name="P1"><text:s text:c="32"/>&lt;li&gt;$30-40 billion/year&lt;/li&gt;</text:p>
      <text:p text:style-name="P1"><text:s text:c="32"/>&lt;li&gt;10 years&lt;/li&gt;</text:p>
      <text:p text:style-name="P1"><text:s text:c="32"/>&lt;li&gt;&lt;strong&gt;TOTAL: $350 billion&lt;/strong&gt;&lt;/li&gt;</text:p>
      <text:p text:style-name="P1"><text:s text:c="28"/>&lt;/ul&gt;</text:p>
      <text:p text:style-name="P1"><text:s text:c="24"/>&lt;/div&gt;</text:p>
      <text:p text:style-name="P1"><text:s text:c="20"/>&lt;/div&gt;</text:p>
      <text:p text:style-name="P1"><text:s text:c="20"/></text:p>
      <text:p text:style-name="P1"><text:s text:c="20"/>&lt;div style="background: white; color: #e67e22; padding: 30px; border-radius: 15px; text-align: center; font-size: 1.5em; font-weight: 800; margin-top: 30px;"&gt;</text:p>
      <text:p text:style-name="P1"><text:s text:c="24"/>PROFIT: $260 BILLION!&lt;br&gt;</text:p>
      <text:p text:style-name="P1"><text:s text:c="24"/>&lt;span style="font-size: 0.7em; display: block; margin-top: 10px;"&gt;Plus You Get: 1 million robot army defending Israel!&lt;/span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example-box"&gt;</text:p>
      <text:p text:style-name="P1"><text:s text:c="20"/>&lt;h4&gt;🚗 Example: The Israeli Car Factory&lt;/h4&gt;</text:p>
      <text:p text:style-name="P1"><text:s text:c="20"/>&lt;p style="font-size: 1.1em; margin: 15px 0;"&gt;Remember how I said robots could build Israeli cars? Here's how it works:&lt;/p&gt;</text:p>
      <text:p text:style-name="P1"><text:s text:c="20"/></text:p>
      <text:p text:style-name="P1"><text:s text:c="20"/>&lt;div style="background: #f8f9fa; padding: 20px; border-radius: 10px; margin: 20px 0;"&gt;</text:p>
      <text:p text:style-name="P1"><text:s text:c="24"/>&lt;p style="font-size: 1.1em; line-height: 1.8;"&gt;</text:p>
      <text:p text:style-name="P1"><text:s text:c="28"/>&lt;strong&gt;1.&lt;/strong&gt; Israeli car company wants to build electric cars&lt;br&gt;</text:p>
      <text:p text:style-name="P1"><text:s text:c="28"/>&lt;strong&gt;2.&lt;/strong&gt; They rent 50,000 robots from the army&lt;br&gt;</text:p>
      <text:p text:style-name="P1"><text:s text:c="28"/>&lt;strong&gt;3.&lt;/strong&gt; Pay army $30K/robot/year = $1.5 billion&lt;br&gt;</text:p>
      <text:p text:style-name="P1"><text:s text:c="28"/>&lt;strong&gt;4.&lt;/strong&gt; Robots work 24/7 building cars (cheap labor!)&lt;br&gt;</text:p>
      <text:p text:style-name="P1"><text:s text:c="28"/>&lt;strong&gt;5.&lt;/strong&gt; Cars have battery-swap system:</text:p>
      <text:p text:style-name="P1"><text:s text:c="24"/>&lt;/p&gt;</text:p>
      <text:p text:style-name="P1"><text:s text:c="24"/>&lt;ul style="padding-left: 30px; margin: 15px 0; font-size: 1.05em;"&gt;</text:p>
      <text:p text:style-name="P1"><text:s text:c="28"/>&lt;li&gt;Batteries charge during day (solar power = FREE)&lt;/li&gt;</text:p>
      <text:p text:style-name="P1"><text:s text:c="28"/>&lt;li&gt;Drive all day, swap battery at night (2 minutes!)&lt;/li&gt;</text:p>
      <text:p text:style-name="P1"><text:s text:c="28"/>&lt;li&gt;Zero fuel cost, zero charging wait&lt;/li&gt;</text:p>
      <text:p text:style-name="P1"><text:s text:c="24"/>&lt;/ul&gt;</text:p>
      <text:p text:style-name="P1"><text:s text:c="24"/>&lt;p style="font-size: 1.1em; line-height: 1.8;"&gt;</text:p>
      <text:p text:style-name="P1"><text:s text:c="28"/>&lt;strong&gt;6.&lt;/strong&gt; Export cars to Europe, Middle East&lt;br&gt;</text:p>
      <text:p text:style-name="P1"><text:s text:c="28"/>&lt;strong&gt;7.&lt;/strong&gt; 50,000 Israelis get jobs (engineers, designers, salespeople)&lt;br&gt;</text:p>
      <text:p text:style-name="P1"><text:s text:c="28"/>&lt;strong&gt;8.&lt;/strong&gt; Israel becomes car-making country!</text:p>
      <text:p text:style-name="P1"><text:s text:c="24"/>&lt;/p&gt;</text:p>
      <text:p text:style-name="P1"><text:s text:c="20"/>&lt;/div&gt;</text:p>
      <text:p text:style-name="P1"><text:s text:c="20"/></text:p>
      <text:p text:style-name="P1"><text:s text:c="20"/>&lt;p style="font-size: 1.2em; font-weight: 600; margin-top: 20px; color: #667eea; text-align: center;"&gt;Same pattern for chips, food, houses - EVERYTHING!&lt;/p&gt;</text:p>
      <text:p text:style-name="P1"><text:s text:c="16"/>&lt;/div&gt;</text:p>
      <text:p text:style-name="P1"><text:s text:c="16"/></text:p>
      <text:p text:style-name="P1"><text:s text:c="16"/>&lt;div class="friendly-box"&gt;</text:p>
      <text:p text:style-name="P1"><text:s text:c="20"/>&lt;h3&gt;🏆 So Israel Gets:&lt;/h3&gt;</text:p>
      <text:p text:style-name="P1"><text:s text:c="20"/>&lt;ul class="simple-list" style="font-size: 1.1em;"&gt;</text:p>
      <text:p text:style-name="P1"><text:s text:c="24"/>&lt;li&gt;Defense against Turkey (survival) ✓&lt;/li&gt;</text:p>
      <text:p text:style-name="P1"><text:s text:c="24"/>&lt;li&gt;Makes $260 billion profit (not cost!) ✓&lt;/li&gt;</text:p>
      <text:p text:style-name="P1"><text:s text:c="24"/>&lt;li&gt;New industries (Israeli cars, chips, farms) ✓&lt;/li&gt;</text:p>
      <text:p text:style-name="P1"><text:s text:c="24"/>&lt;li&gt;250,000+ great jobs for Israelis ✓&lt;/li&gt;</text:p>
      <text:p text:style-name="P1"><text:s text:c="24"/>&lt;li&gt;Economy grows 25-30% ✓&lt;/li&gt;</text:p>
      <text:p text:style-name="P1"><text:s text:c="24"/>&lt;li&gt;Housing gets 40% cheaper ✓&lt;/li&gt;</text:p>
      <text:p text:style-name="P1"><text:s text:c="24"/>&lt;li&gt;Food gets cheaper ✓&lt;/li&gt;</text:p>
      <text:p text:style-name="P1"><text:s text:c="20"/>&lt;/ul&gt;</text:p>
      <text:p text:style-name="P1"><text:soft-page-break/><text:s text:c="16"/>&lt;/div&gt;</text:p>
      <text:p text:style-name="P1"><text:s text:c="16"/></text:p>
      <text:p text:style-name="P1"><text:s text:c="16"/>&lt;div class="fun-fact"&gt;</text:p>
      <text:p text:style-name="P1"><text:s text:c="20"/>&lt;strong&gt;💭 The Simple Truth:&lt;/strong&gt;&lt;br&gt;&lt;br&gt;</text:p>
      <text:p text:style-name="P1"><text:s text:c="20"/>&lt;span style="font-size: 1.2em;"&gt;</text:p>
      <text:p text:style-name="P1"><text:s text:c="20"/>&lt;strong&gt;Old Way:&lt;/strong&gt; "We can't afford robots" → Never happens → Israel vulnerable&lt;br&gt;&lt;br&gt;</text:p>
      <text:p text:style-name="P1"><text:s text:c="20"/>&lt;strong&gt;New Way:&lt;/strong&gt; "Robots MAKE us money" → Actually happens → Israel safe AND rich!</text:p>
      <text:p text:style-name="P1"><text:s text:c="20"/>&lt;/span&gt;</text:p>
      <text:p text:style-name="P1"><text:s text:c="16"/>&lt;/div&gt;</text:p>
      <text:p text:style-name="P1"><text:s text:c="16"/></text:p>
      <text:p text:style-name="P1"><text:s text:c="16"/>&lt;div class="proof-card" style="margin-top: 40px;"&gt;</text:p>
      <text:p text:style-name="P1"><text:s text:c="20"/>&lt;h3 style="font-size: 2em;"&gt;Why Everybody Wins&lt;/h3&gt;</text:p>
      <text:p text:style-name="P1"><text:s text:c="20"/></text:p>
      <text:p text:style-name="P1"><text:s text:c="20"/>&lt;div style="display: grid; grid-template-columns: repeat(2, 1fr); gap: 25px; margin: 30px 0; text-align: left;"&gt;</text:p>
      <text:p text:style-name="P1"><text:s text:c="24"/>&lt;div&gt;</text:p>
      <text:p text:style-name="P1"><text:s text:c="28"/>&lt;h4 style="font-size: 1.3em; margin-bottom: 15px;"&gt;👨‍💼 Politicians love it:&lt;/h4&gt;</text:p>
      <text:p text:style-name="P1"><text:s text:c="28"/>&lt;ul style="padding-left: 20px;"&gt;</text:p>
      <text:p text:style-name="P1"><text:s text:c="32"/>&lt;li&gt;Defense (look strong)&lt;/li&gt;</text:p>
      <text:p text:style-name="P1"><text:s text:c="32"/>&lt;li&gt;Jobs (people happy)&lt;/li&gt;</text:p>
      <text:p text:style-name="P1"><text:s text:c="32"/>&lt;li&gt;Makes money (easy yes!)&lt;/li&gt;</text:p>
      <text:p text:style-name="P1"><text:s text:c="28"/>&lt;/ul&gt;</text:p>
      <text:p text:style-name="P1"><text:s text:c="24"/>&lt;/div&gt;</text:p>
      <text:p text:style-name="P1"><text:s text:c="24"/></text:p>
      <text:p text:style-name="P1"><text:s text:c="24"/>&lt;div&gt;</text:p>
      <text:p text:style-name="P1"><text:s text:c="28"/>&lt;h4 style="font-size: 1.3em; margin-bottom: 15px;"&gt;🪖 Army loves it:&lt;/h4&gt;</text:p>
      <text:p text:style-name="P1"><text:s text:c="28"/>&lt;ul style="padding-left: 20px;"&gt;</text:p>
      <text:p text:style-name="P1"><text:s text:c="32"/>&lt;li&gt;Gets defense force&lt;/li&gt;</text:p>
      <text:p text:style-name="P1"><text:s text:c="32"/>&lt;li&gt;Makes profit&lt;/li&gt;</text:p>
      <text:p text:style-name="P1"><text:s text:c="32"/>&lt;li&gt;Always ready&lt;/li&gt;</text:p>
      <text:p text:style-name="P1"><text:s text:c="28"/>&lt;/ul&gt;</text:p>
      <text:p text:style-name="P1"><text:s text:c="24"/>&lt;/div&gt;</text:p>
      <text:p text:style-name="P1"><text:s text:c="24"/></text:p>
      <text:p text:style-name="P1"><text:s text:c="24"/>&lt;div&gt;</text:p>
      <text:p text:style-name="P1"><text:s text:c="28"/>&lt;h4 style="font-size: 1.3em; margin-bottom: 15px;"&gt;🏭 Companies love it:&lt;/h4&gt;</text:p>
      <text:p text:style-name="P1"><text:s text:c="28"/>&lt;ul style="padding-left: 20px;"&gt;</text:p>
      <text:p text:style-name="P1"><text:s text:c="32"/>&lt;li&gt;Rent robots cheaply&lt;/li&gt;</text:p>
      <text:p text:style-name="P1"><text:s text:c="32"/>&lt;li&gt;Build new businesses&lt;/li&gt;</text:p>
      <text:p text:style-name="P1"><text:s text:c="32"/>&lt;li&gt;Export and profit&lt;/li&gt;</text:p>
      <text:p text:style-name="P1"><text:s text:c="28"/>&lt;/ul&gt;</text:p>
      <text:p text:style-name="P1"><text:s text:c="24"/>&lt;/div&gt;</text:p>
      <text:p text:style-name="P1"><text:s text:c="24"/></text:p>
      <text:p text:style-name="P1"><text:s text:c="24"/>&lt;div&gt;</text:p>
      <text:p text:style-name="P1"><text:s text:c="28"/>&lt;h4 style="font-size: 1.3em; margin-bottom: 15px;"&gt;👨‍👩‍👧‍👦 Families love it:&lt;/h4&gt;</text:p>
      <text:p text:style-name="P1"><text:s text:c="28"/>&lt;ul style="padding-left: 20px;"&gt;</text:p>
      <text:p text:style-name="P1"><text:s text:c="32"/>&lt;li&gt;Jobs for kids&lt;/li&gt;</text:p>
      <text:p text:style-name="P1"><text:s text:c="32"/>&lt;li&gt;Cheaper housing&lt;/li&gt;</text:p>
      <text:p text:style-name="P1"><text:s text:c="32"/>&lt;li&gt;Safe from enemies&lt;/li&gt;</text:p>
      <text:p text:style-name="P1"><text:s text:c="28"/>&lt;/ul&gt;</text:p>
      <text:p text:style-name="P1"><text:s text:c="24"/>&lt;/div&gt;</text:p>
      <text:p text:style-name="P1"><text:s text:c="20"/>&lt;/div&gt;</text:p>
      <text:p text:style-name="P1"><text:s text:c="20"/></text:p>
      <text:p text:style-name="P1"><text:s text:c="20"/>&lt;p style="font-size: 1.5em; font-weight: 700; text-align: center; margin-top: 30px;"&gt;EVERYBODY WINS! 🎉&lt;/p&gt;</text:p>
      <text:p text:style-name="P1"><text:s text:c="16"/>&lt;/div&gt;</text:p>
      <text:p text:style-name="P1"><text:s text:c="16"/></text:p>
      <text:p text:style-name="P1"><text:s text:c="16"/>&lt;div class="quote"&gt;</text:p>
      <text:p text:style-name="P1"><text:s text:c="20"/>"This is why it's GENIUS: Defense doesn't cost money - defense MAKES money! Only losers: Enemies who can't attack us anymore."</text:p>
      <text:p text:style-name="P1"><text:s text:c="16"/>&lt;/div&gt;</text:p>
      <text:p text:style-name="P1"><text:s text:c="12"/>&lt;/div&gt;</text:p>
      <text:p text:style-name="P1"/>
      <text:p text:style-name="P1"><text:s text:c="12"/>&lt;!-- Call to Action --&gt;</text:p>
      <text:p text:style-name="P1"><text:s text:c="12"/>&lt;div class="cta-section"&gt;</text:p>
      <text:p text:style-name="P1"><text:s text:c="16"/>&lt;h2&gt;🎯 Want to Learn More?&lt;/h2&gt;</text:p>
      <text:p text:style-name="P1"><text:s text:c="16"/>&lt;p&gt;This is just the beginning of the story!&lt;/p&gt;</text:p>
      <text:p text:style-name="P1"><text:s text:c="16"/>&lt;p style="margin-top: 25px; font-size: 1.2em;"&gt;Continue reading to discover:&lt;/p&gt;</text:p>
      <text:p text:style-name="P1"><text:s text:c="16"/>&lt;ul style="text-align: left; max-width: 600px; margin: 30px auto; font-size: 1.1em;"&gt;</text:p>
      <text:p text:style-name="P1"><text:s text:c="20"/>&lt;li style="margin: 10px 0;"&gt;🍳 The RoboChef with Michelin Chef Marketplace&lt;/li&gt;</text:p>
      <text:p text:style-name="P1"><text:s text:c="20"/>&lt;li style="margin: 10px 0;"&gt;💰 How This Makes Money (The Business Model)&lt;/li&gt;</text:p>
      <text:p text:style-name="P1"><text:s text:c="20"/>&lt;li style="margin: 10px 0;"&gt;📊 The Market Size (How Big This Is)&lt;/li&gt;</text:p>
      <text:p text:style-name="P1"><text:s text:c="20"/>&lt;li style="margin: 10px 0;"&gt;🏆 Why We'll Win (Our Advantages)&lt;/li&gt;</text:p>
      <text:p text:style-name="P1"><text:s text:c="20"/>&lt;li style="margin: 10px 0;"&gt;💎 The NVIDIA Opportunity ($15-30B Exit)&lt;/li&gt;</text:p>
      <text:p text:style-name="P1"><text:s text:c="20"/>&lt;li style="margin: 10px 0;"&gt;📧 What We Need (The Ask)&lt;/li&gt;</text:p>
      <text:p text:style-name="P1"><text:s text:c="16"/>&lt;/ul&gt;</text:p>
      <text:p text:style-name="P1"><text:s text:c="16"/></text:p>
      <text:p text:style-name="P1"><text:s text:c="16"/>&lt;div style="margin-top: 40px; padding-top: 30px; border-top: 2px solid rgba(255,255,255,0.3);"&gt;</text:p>
      <text:p text:style-name="P1"><text:s text:c="20"/>&lt;h3 style="font-size: 1.8em; margin-bottom: 20px;"&gt;📞 Contact&lt;/h3&gt;</text:p>
      <text:p text:style-name="P1"><text:s text:c="20"/>&lt;p style="font-size: 1.2em;"&gt;&lt;strong&gt;Meir Niv&lt;/strong&gt;&lt;/p&gt;</text:p>
      <text:p text:style-name="P1"><text:s text:c="20"/>&lt;p&gt;Founder &amp; Visionary, HaGOLEM&lt;/p&gt;</text:p>
      <text:p text:style-name="P1"><text:s text:c="20"/>&lt;p&gt;45 Years Engineering Experience&lt;/p&gt;</text:p>
      <text:p text:style-name="P1"><text:s text:c="20"/>&lt;div style="margin-top: 25px;"&gt;</text:p>
      <text:p text:style-name="P1"><text:s text:c="24"/>&lt;a href="https://www.mayyamw.com/hagolem" class="cta-button"&gt;Visit Our Website&lt;/a&gt;</text:p>
      <text:p text:style-name="P1"><text:s text:c="20"/>&lt;/div&gt;</text:p>
      <text:p text:style-name="P1"><text:s text:c="20"/>&lt;div style="margin-top: 25px; font-size: 1.1em;"&gt;</text:p>
      <text:p text:style-name="P1"><text:s text:c="24"/>&lt;p&gt;📊 &lt;a href="http://meirniv.pythonanywhere.com/orders" target="_blank" style="color: white; text-decoration: underline;"&gt;See Live Trading Proof&lt;/a&gt;&lt;/p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style="margin-top: 50px; padding-top: 30px; border-top: 2px solid rgba(255,255,255,0.3);"&gt;</text:p>
      <text:p text:style-name="P1"><text:s text:c="20"/>&lt;p style="font-size: 1.4em; font-weight: 600;"&gt;💭 One More Thing&lt;/p&gt;</text:p>
      <text:p text:style-name="P1"><text:s text:c="20"/>&lt;p style="font-size: 1.1em; margin-top: 20px; max-width: 700px; margin-left: auto; margin-right: auto;"&gt;This document itself is proof of the thesis. I'm 70 years old. I had the vision. AI helped me write it better than I could alone. Same pattern as humanoids: &lt;strong&gt;Human imagination + AI execution = Better than human alone.&lt;/strong&gt;&lt;/p&gt;</text:p>
      <text:p text:style-name="P1"><text:s text:c="20"/>&lt;p style="font-size: 1.2em; margin-top: 30px;"&gt;If this works for documents, it works for robots. 🤖&lt;/p&gt;</text:p>
      <text:p text:style-name="P1"><text:s text:c="16"/>&lt;/div&gt;</text:p>
      <text:p text:style-name="P1"><text:s text:c="16"/></text:p>
      <text:p text:style-name="P1"><text:s text:c="16"/>&lt;p style="margin-top: 50px; font-size: 0.9em; opacity: 0.8;"&gt;© 2025 HaGOLEM. All rights reserved. | Share this with anyone who asks "What are you building?"&lt;/p&gt;</text:p>
      <text:p text:style-name="P1"><text:s text:c="12"/>&lt;/div&gt;</text:p>
      <text:p text:style-name="P1"/>
      <text:p text:style-name="P1"><text:s text:c="8"/>&lt;/div&gt;</text:p>
      <text:p text:style-name="P1"><text:s text:c="4"/>&lt;/div&gt;</text:p>
      <text:p text:style-name="P1"><text:soft-page-break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21:14:39.722621600</meta:creation-date>
    <dc:date>2025-12-12T21:15:50.096396200</dc:date>
    <meta:editing-duration>PT1M10S</meta:editing-duration>
    <meta:editing-cycles>1</meta:editing-cycles>
    <meta:document-statistic meta:table-count="0" meta:image-count="0" meta:object-count="0" meta:page-count="9" meta:paragraph-count="776" meta:word-count="2893" meta:character-count="36594" meta:non-whitespace-character-count="21442"/>
    <meta:generator>LibreOffice/25.8.3.2$Windows_X86_64 LibreOffice_project/8ca8d55c161d602844f5428fa4b58097424e324e</meta:generator>
  </office:meta>
</office:document-meta>
</file>